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eab7" officeooo:paragraph-rsid="001deab7"/>
    </style:style>
    <style:style style:name="P2" style:family="paragraph" style:parent-style-name="Standard">
      <style:text-properties officeooo:paragraph-rsid="001deab7"/>
    </style:style>
    <style:style style:name="T1" style:family="text">
      <style:text-properties officeooo:rsid="001dea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NSES AUX QUESTIONS POSEES DURANT LE PROJET</text:p>
      <text:p text:style-name="Standard"/>
      <text:p text:style-name="Standard"><text:span text:style-name="T1">1.1 <text:s/></text:span>L'algorithme de «clamping» de la position devra être appliqué dans d'autres contextes que celui de la construction. Comment le coder pour que sa réutilisation dans une autre méthode de la classe <text:span text:style-name="Teletype">Collider</text:span> n'implique pas de duplication de code ?</text:p>
      <text:p text:style-name="Standard"/>
      <text:p text:style-name="Standard">→<text:span text:style-name="T1"> Nous allons devoir </text:span></text:p>
      <text:p text:style-name="Standard"/>
      <text:p text:style-name="Standard"/>
      <text:p text:style-name="Standard"/>
      <text:p text:style-name="P2"><text:span text:style-name="T1">1.2 <text:s/></text:span>Comment utiliser des boucles pour éviter d'avoir un code trop répétitif dans la mise en oeuvre de cet algorithme  ?</text:p>
      <text:p text:style-name="P2"><text:s/></text:p>
      <text:p text:style-name="P2">→</text:p>
      <text:p text:style-name="P2"/>
      <text:p text:style-name="P2"><text:span text:style-name="T1">1.3 <text:s/></text:span>Quels arguments de méthodes, parmi celles qu'il vous été demandé de coder ci-dessus, vous semble-t-il judicieux de passer par référence constante ?</text:p>
      <text:p text:style-name="P2"/>
      <text:p text:style-name="P2">→</text:p>
      <text:p text:style-name="P2"/>
      <text:p text:style-name="P2"><text:span text:style-name="T1">1.4 <text:s/></text:span>Quelles méthodes parmi celles que l'on vous a demandé de coder ci-dessus vous semble-t-il judicieux de déclarer comme <text:span text:style-name="Teletype">const</text:span> ?</text:p>
      <text:p text:style-name="P2"/>
      <text:p text:style-name="P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27:12.208856433</meta:creation-date>
    <meta:generator>LibreOffice/4.2.8.2$Linux_X86_64 LibreOffice_project/420m0$Build-2</meta:generator>
    <dc:date>2016-03-14T08:47:41.028041825</dc:date>
    <meta:editing-duration>P0D</meta:editing-duration>
    <meta:editing-cycles>1</meta:editing-cycles>
    <meta:document-statistic meta:table-count="0" meta:image-count="0" meta:object-count="0" meta:page-count="1" meta:paragraph-count="10" meta:word-count="119" meta:character-count="721" meta:non-whitespace-character-count="604"/>
  </office:meta>
</office:document-meta>
</file>